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consolata Medium" svg:font-family="'Inconsolata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Inconsolata Medium" fo:font-size="14pt" style:font-size-asian="14pt" style:font-size-complex="14pt"/>
    </style:style>
    <style:style style:name="P2" style:family="paragraph" style:parent-style-name="Standard">
      <style:text-properties style:font-name="Inconsolata Medium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A</text:p>
      <text:p text:style-name="P1">-[ ] Gereedschapszak (zwart)</text:p>
      <text:p text:style-name="P1">-[ ] ifixit doos klein</text:p>
      <text:p text:style-name="P1">-[ ] stapelbak soldeergerief (minstens soldeerstation, soldeer)</text:p>
      <text:p text:style-name="P1">-[ ] stapelbak hotglue gun + hotglue + schuifmaat + heatshrink tube + multimeters + SDR</text:p>
      <text:p text:style-name="P1">-[ ] striptang (JD, niet Zeus)</text:p>
      <text:p text:style-name="P1">-[ ] 2 x raspberry pi (2 en 3)</text:p>
      <text:p text:style-name="P1">-[ ] Stapelbak koperdraad</text:p>
      <text:p text:style-name="P1"/>
      <text:p text:style-name="P2"># B</text:p>
      <text:p text:style-name="P1">-[ ] ifixit doos groot</text:p>
      <text:p text:style-name="P1">-[ ] spanbandjes</text:p>
      <text:p text:style-name="P1">-[ ] tape: elektrische tape, gaffa (2 zwarte en een witte rol)</text:p>
      <text:p text:style-name="P1">-[ ] velcro spanbandjes</text:p>
      <text:p text:style-name="P1">-[ ] zeusstickers</text:p>
      <text:p text:style-name="P1">-[ ] 6 x 8-poort switch + netvoeding 12urenloop</text:p>
      <text:p text:style-name="P1"/>
      <text:p text:style-name="P2"># BLAUWE DOOS</text:p>
      <text:p text:style-name="P1">-[ ] Extra mousse (batons)</text:p>
      <text:p text:style-name="P1"/>
      <text:p text:style-name="P2"># C</text:p>
      <text:p text:style-name="P1">-[ ] 8 x Raspberry Pi in case</text:p>
      <text:p text:style-name="P1">-[ ] 10 x USB A naar USB C kabel</text:p>
      <text:p text:style-name="P1">-[ ] 10 x power converter voor USB (groen)</text:p>
      <text:p text:style-name="P1">-[ ] 10 x power converter voor switch (wit)</text:p>
      <text:p text:style-name="P1">-[ ] zakje barrel jack adaptors</text:p>
      <text:p text:style-name="P1">-[ ] zakje adaptors batterij reserve</text:p>
      <text:p text:style-name="P1">-[ ] 4 x reserve li-ion batterij in houder</text:p>
      <text:p text:style-name="P1">-[ ] 4 x reserve microcontroller</text:p>
      <text:p text:style-name="P1"/>
      <text:p text:style-name="P2"># D</text:p>
      <text:p text:style-name="P1">-[ ] netwerktester</text:p>
      <text:p text:style-name="P1">-[ ] 4 x netwerk krimptang (1 van 12urenloop, 3 van zeus) + 1 x netwerk strippertool</text:p>
      <text:p text:style-name="P1">-[ ] 2 x 8-poort switch + netvoeding Zeus</text:p>
      <text:p text:style-name="P1">-[ ] Doos USB-kabels</text:p>
      <text:p text:style-name="P1">-[ ] doosnetwerkopjes</text:p>
      <text:p text:style-name="P1">-[ ] eventrouter + powersupply + reserve powersupply</text:p>
      <text:p text:style-name="P1">-[ ] labovoeding</text:p>
      <text:p text:style-name="P1">-[ ] 3 x netvoeding naar USB + hele hoop USB micro kabels</text:p>
      <text:p text:style-name="P1"/>
      <text:p text:style-name="P1"/>
      <text:p text:style-name="P1"/>
      <text:p text:style-name="P1"/>
      <text:p text:style-name="P1"/>
      <text:p text:style-name="P2"><text:soft-page-break/># E</text:p>
      <text:p text:style-name="P1">-[ ] netwerkzakje 12urenloop (kabeltester, crimptang, ...)</text:p>
      <text:p text:style-name="P1">-[ ] 2 x DELL client (snowball, meeseeks, power supply, video adapter)</text:p>
      <text:p text:style-name="P1">-[ ] 2 x muis</text:p>
      <text:p text:style-name="P1">-[ ] 2 x toetsenbord</text:p>
      <text:p text:style-name="P1">-[ ] 2 x power voor scherm</text:p>
      <text:p text:style-name="P1">-[ ] 2 x extra toetsenbord</text:p>
      <text:p text:style-name="P1">-[ ] Printer</text:p>
      <text:p text:style-name="P1">-[ ] Labelprinter</text:p>
      <text:p text:style-name="P1">-[ ] Papier</text:p>
      <text:p text:style-name="P1">-[ ] 2 x alcoholstift</text:p>
      <text:p text:style-name="P1">-[ ] usbsticks</text:p>
      <text:p text:style-name="P1"/>
      <text:p text:style-name="P2"># G</text:p>
      <text:p text:style-name="P1">-[ ] Doos baton binnenkanten</text:p>
      <text:p text:style-name="P1">-[ ] baton</text:p>
      <text:p text:style-name="P1">-[ ] groene li-ion batterij</text:p>
      <text:p text:style-name="P1">-[ ] microcontroller</text:p>
      <text:p text:style-name="P1">-[ ] mousse</text:p>
      <text:p text:style-name="P1"/>
      <text:p text:style-name="P2"># H</text:p>
      <text:p text:style-name="P1">-[ ] dremel (JD, niet Zeus)</text:p>
      <text:p text:style-name="P1">-[ ] schaar</text:p>
      <text:p text:style-name="P1">-[ ] 8 x netvoeding voor raspberry pi's</text:p>
      <text:p text:style-name="P1">-[ ] grote switch x 1</text:p>
      <text:p text:style-name="P1">-[ ] doos batterijen</text:p>
      <text:p text:style-name="P1">-[ ] Doos data adapters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# LOS</text:p>
      <text:p text:style-name="P1">-[ ] 10 x autobatterij (5 nieuw, 5 oud)</text:p>
      <text:p text:style-name="P1">-[ ] 9 x bak voor station + deksels</text:p>
      <text:p text:style-name="P1">-[ ] 3x autobatterij lader</text:p>
      <text:p text:style-name="P1">-[ ] 2 x scherm met HDMI</text:p>
      <text:p text:style-name="P1">-[ ] 1 x extra scherm (voeding zit in doos E)</text:p>
      <text:p text:style-name="P1">-[ ] Doos video-kabels</text:p>
      <text:p text:style-name="P1">-[ ] iPad</text:p>
      <text:p text:style-name="P1">-[ ] Flightcase (router, UPS, switch, schuif)</text:p>
      <text:p text:style-name="P1">-[ ] Netwerkkabel (oude kabel en nieuwe kabel)</text:p>
      <text:p text:style-name="P1">-[ ] kartonnen doos kleine ethernetkabels</text:p>
      <text:p text:style-name="P1">-[ ] tadaam</text:p>
      <text:p text:style-name="P1">-[ ] Doos verdeelstekkers + verlengkabel</text:p>
      <text:p text:style-name="P1">-[ ] doos IEC poweradapter</text:p>
      <text:p text:style-name="P1">-[ ] zeusbanner</text:p>
      <text:p text:style-name="P1">-[ ] beamer</text:p>
      <text:p text:style-name="P1">-[ ] poncho's</text:p>
      <text:p text:style-name="P1">-[ ] vuilzakken</text:p>
      <text:p text:style-name="P1">-[ ] bak mate zero</text:p>
      <text:p text:style-name="P1">-[ ] bak mate</text:p>
      <text:p text:style-name="P1">-[ ] elektrisch kacheltje Jasper</text:p>
      <text:p text:style-name="P1"/>
      <text:p text:style-name="P2"># TELDOOS</text:p>
      <text:p text:style-name="P1">-[ ] Doos batonsstokk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consolata Medium" svg:font-family="'Inconsolata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2:18:45.288769925</meta:creation-date>
    <meta:print-date>2023-04-26T22:20:40.112602144</meta:print-date>
    <dc:date>2023-04-26T22:21:01.831997178</dc:date>
    <meta:editing-duration>PT2M17S</meta:editing-duration>
    <meta:editing-cycles>1</meta:editing-cycles>
    <meta:generator>LibreOffice/7.5.2.2$Linux_X86_64 LibreOffice_project/50$Build-2</meta:generator>
    <meta:document-statistic meta:table-count="0" meta:image-count="0" meta:object-count="0" meta:page-count="3" meta:paragraph-count="83" meta:word-count="459" meta:character-count="2216" meta:non-whitespace-character-count="1840"/>
  </office:meta>
</office:document-meta>
</file>